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16bd"/>
    </style:style>
    <style:style style:name="P2" style:family="paragraph" style:parent-style-name="Standard">
      <style:paragraph-properties fo:text-align="center" style:justify-single-word="false"/>
      <style:text-properties officeooo:rsid="000516bd" officeooo:paragraph-rsid="000516bd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0516bd" officeooo:paragraph-rsid="000516b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16bd" officeooo:paragraph-rsid="000516bd" style:font-weight-asian="bold" style:font-weight-complex="bold"/>
    </style:style>
    <style:style style:name="T1" style:family="text">
      <style:text-properties officeooo:rsid="000516bd"/>
    </style:style>
    <style:style style:name="T2" style:family="text">
      <style:text-properties officeooo:rsid="00086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2">7</text:span></text:p>
      <text:p text:style-name="P2"/>
      <text:p text:style-name="P1">CREATE DATABASE assign7;</text:p>
      <text:p text:style-name="P1">USE assign7;</text:p>
      <text:p text:style-name="P1"/>
      <text:p text:style-name="P1"/>
      <text:p text:style-name="P1">CREATE TABLE Library (</text:p>
      <text:p text:style-name="P1"><text:s text:c="4"/>Book_ID INT PRIMARY KEY,</text:p>
      <text:p text:style-name="P1"><text:s text:c="4"/>Book_Name VARCHAR(100),</text:p>
      <text:p text:style-name="P1"><text:s text:c="4"/>Author VARCHAR(100),</text:p>
      <text:p text:style-name="P1"><text:s text:c="4"/>Price DECIMAL(8,2)</text:p>
      <text:p text:style-name="P1">);</text:p>
      <text:p text:style-name="P1"/>
      <text:p text:style-name="P1"/>
      <text:p text:style-name="P1">CREATE TABLE Library_Audit (</text:p>
      <text:p text:style-name="P1"><text:s text:c="4"/>Audit_ID INT AUTO_INCREMENT PRIMARY KEY,</text:p>
      <text:p text:style-name="P1"><text:s text:c="4"/>Book_ID INT,</text:p>
      <text:p text:style-name="P1"><text:s text:c="4"/>Book_Name VARCHAR(100),</text:p>
      <text:p text:style-name="P1"><text:s text:c="4"/>Author VARCHAR(100),</text:p>
      <text:p text:style-name="P1"><text:s text:c="4"/>Price DECIMAL(8,2),</text:p>
      <text:p text:style-name="P1"><text:s text:c="4"/>Action VARCHAR(10),</text:p>
      <text:p text:style-name="P1"><text:s text:c="4"/>Audit_Date DATETIME</text:p>
      <text:p text:style-name="P1">);</text:p>
      <text:p text:style-name="P1"/>
      <text:p text:style-name="P1"/>
      <text:p text:style-name="P1">INSERT INTO Library (Book_ID, Book_Name, Author, Price) VALUES </text:p>
      <text:p text:style-name="P1"><text:s text:c="4"/>(1, 'The Alchemist', 'Paulo Coelho', 299.00),</text:p>
      <text:p text:style-name="P1"><text:s text:c="4"/>(2, 'Wings of Fire', 'APJ Abdul Kalam', 199.00),</text:p>
      <text:p text:style-name="P1"><text:s text:c="4"/>(3, 'Harry Potter and the Sorcerer', 'J.K Rowling', 499.00),</text:p>
      <text:p text:style-name="P1"><text:s text:c="4"/>(4, 'The secret', 'Raj Parihar', 1499.00),</text:p>
      <text:p text:style-name="P1"><text:s text:c="4"/>(5, 'Think and Grow Rich', 'Napoleon Hill', 259.00),</text:p>
      <text:p text:style-name="P1"><text:s text:c="4"/>(6, 'Atomic Habits', 'James Clear', 450.00),</text:p>
      <text:p text:style-name="P1"><text:s text:c="4"/>(7, 'Sapiens', 'YN Harari', 950.00);<text:line-break/><text:line-break/>DELIMITER //</text:p>
      <text:p text:style-name="Standard"/>
      <text:p text:style-name="Standard">CREATE TRIGGER trg_library_update</text:p>
      <text:p text:style-name="Standard">AFTER UPDATE ON Library</text:p>
      <text:p text:style-name="Standard">FOR EACH ROW</text:p>
      <text:p text:style-name="Standard">BEGIN</text:p>
      <text:p text:style-name="Standard"><text:s text:c="4"/>INSERT INTO Library_Audit (Book_ID, Book_Name, Author, Price, Action, Audit_Date)</text:p>
      <text:p text:style-name="Standard"><text:s text:c="4"/>VALUES (</text:p>
      <text:p text:style-name="Standard"><text:s text:c="8"/>OLD.Book_ID,</text:p>
      <text:p text:style-name="Standard"><text:s text:c="8"/>OLD.Book_Name,</text:p>
      <text:p text:style-name="Standard"><text:s text:c="8"/>OLD.Author,</text:p>
      <text:p text:style-name="Standard"><text:s text:c="8"/>OLD.Price,</text:p>
      <text:p text:style-name="Standard"><text:s text:c="8"/>'UPDATED',</text:p>
      <text:p text:style-name="Standard"><text:s text:c="8"/>NOW()</text:p>
      <text:p text:style-name="Standard"><text:s text:c="4"/>);</text:p>
      <text:p text:style-name="Standard">END;</text:p>
      <text:p text:style-name="Standard">//</text:p>
      <text:p text:style-name="Standard"/>
      <text:p text:style-name="Standard"><text:soft-page-break/>DELIMITER ;<text:line-break/><text:line-break/>DELIMITER //</text:p>
      <text:p text:style-name="Standard"/>
      <text:p text:style-name="Standard">CREATE TRIGGER trg_library_delete</text:p>
      <text:p text:style-name="Standard">AFTER DELETE ON Library</text:p>
      <text:p text:style-name="Standard">FOR EACH ROW</text:p>
      <text:p text:style-name="Standard">BEGIN</text:p>
      <text:p text:style-name="Standard"><text:s text:c="4"/>INSERT INTO Library_Audit (Book_ID, Book_Name, Author, Price, Action, Audit_Date)</text:p>
      <text:p text:style-name="Standard"><text:s text:c="4"/>VALUES (</text:p>
      <text:p text:style-name="Standard"><text:s text:c="8"/>OLD.Book_ID,</text:p>
      <text:p text:style-name="Standard"><text:s text:c="8"/>OLD.Book_Name,</text:p>
      <text:p text:style-name="Standard"><text:s text:c="8"/>OLD.Author,</text:p>
      <text:p text:style-name="Standard"><text:s text:c="8"/>OLD.Price,</text:p>
      <text:p text:style-name="Standard"><text:s text:c="8"/>'DELETED',</text:p>
      <text:p text:style-name="Standard"><text:s text:c="8"/>NOW()</text:p>
      <text:p text:style-name="Standard"><text:s text:c="4"/>);</text:p>
      <text:p text:style-name="Standard">END;</text:p>
      <text:p text:style-name="Standard">//</text:p>
      <text:p text:style-name="Standard"/>
      <text:p text:style-name="Standard">DELIMITER ;<text:line-break/><text:line-break/>Select * from Library;<text:line-break/>Update Library set Author = 'Rohit Sharma' where Book_ID = 1;<text:line-break/>select* from Library;<text:line-break/>select* from Library Audit;<text:line-break/>Delete from Libary where Book_ID = 7;<text:line-break/>select* from Library;</text:p>
      <text:p text:style-name="Standard"><text:span text:style-name="T1">s</text:span>elect* from Library_Audi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OUTPUT</text:p>
      <text:p text:style-name="Standard">+---------+-------------------------------+-----------------+---------+</text:p>
      <text:p text:style-name="Standard">| Book_ID | Book_Name <text:s text:c="20"/>| Author <text:s text:c="9"/>| Price <text:s text:c="2"/>|</text:p>
      <text:p text:style-name="Standard">+---------+-------------------------------+-----------------+---------+</text:p>
      <text:p text:style-name="Standard">| <text:s text:c="6"/>1 | The Alchemist <text:s text:c="16"/>| Paulo Coelho <text:s text:c="3"/>| <text:s/>299.00 <text:s text:c="3"/>| </text:p>
      <text:p text:style-name="Standard">| <text:s text:c="6"/>2 | Wings of Fire <text:s text:c="16"/>| APJ Abdul Kalam | <text:s/>199.00 |</text:p>
      <text:p text:style-name="Standard">| <text:s text:c="6"/>3 | Harry Potter and the Sorcerer | J.K Rowling <text:s text:c="4"/>| <text:s/>499.00 |</text:p>
      <text:p text:style-name="Standard">| <text:s text:c="6"/>4 | The secret <text:s text:c="19"/>| Raj Parihar <text:s text:c="4"/>| 1499.00 |</text:p>
      <text:p text:style-name="Standard">| <text:s text:c="6"/>5 | Think and Grow Rich <text:s text:c="10"/>| Napoleon Hill <text:s text:c="2"/>| <text:s/>259.00 |</text:p>
      <text:p text:style-name="Standard">| <text:s text:c="6"/>6 | Atomic Habits <text:s text:c="16"/>| James Clear <text:s text:c="4"/>| <text:s/>450.00 |</text:p>
      <text:p text:style-name="Standard">| <text:s text:c="6"/>7 | Sapiens <text:s text:c="22"/>| YN Harari <text:s text:c="6"/>| <text:s/>950.00 |</text:p>
      <text:p text:style-name="Standard">+---------+-------------------------------+-----------------+---------+</text:p>
      <text:p text:style-name="Standard"><text:line-break/><text:line-break/>+---------+-------------------------------+-----------------+---------+</text:p>
      <text:p text:style-name="Standard">| Book_ID | Book_Name <text:s text:c="20"/>| Author <text:s text:c="9"/>| Price <text:s text:c="2"/>|</text:p>
      <text:p text:style-name="Standard">+---------+-------------------------------+-----------------+---------+</text:p>
      <text:p text:style-name="Standard">| <text:s text:c="6"/>1 | The Alchemist <text:s text:c="16"/>| <text:span text:style-name="T1">Rohit Sharma</text:span> <text:s text:c="3"/>| <text:s/>299.00 |</text:p>
      <text:p text:style-name="Standard">| <text:s text:c="6"/>2 | Wings of Fire <text:s text:c="16"/>| APJ Abdul Kalam | <text:s/>199.00 |</text:p>
      <text:p text:style-name="Standard">| <text:s text:c="6"/>3 | Harry Potter and the Sorcerer | J.K Rowling <text:s text:c="4"/>| <text:s/>499.00 |</text:p>
      <text:p text:style-name="Standard">| <text:s text:c="6"/>4 | The secret <text:s text:c="19"/>| Raj Parihar <text:s text:c="4"/>| 1499.00 |</text:p>
      <text:p text:style-name="Standard">| <text:s text:c="6"/>5 | Think and Grow Rich <text:s text:c="10"/>| Napoleon Hill <text:s text:c="2"/>| <text:s/>259.00 |</text:p>
      <text:p text:style-name="Standard">| <text:s text:c="6"/>6 | Atomic Habits <text:s text:c="16"/>| James Clear <text:s text:c="4"/>| <text:s/>450.00 |</text:p>
      <text:p text:style-name="Standard">| <text:s text:c="6"/>7 | Sapiens <text:s text:c="22"/>| YN Harari <text:s text:c="6"/>| <text:s/>950.00 |</text:p>
      <text:p text:style-name="Standard">+---------+-------------------------------+-----------------+---------+</text:p>
      <text:p text:style-name="Standard"><text:line-break/><text:line-break/>+----------+---------+---------------+--------------+--------+---------+---------------------+</text:p>
      <text:p text:style-name="Standard">| Audit_ID | Book_ID | Book_Name <text:s text:c="4"/>| Author <text:s text:c="6"/>| Price <text:s/>| Action <text:s/>| Audit_Date <text:s text:c="9"/>|</text:p>
      <text:p text:style-name="Standard">+----------+---------+---------------+--------------+--------+---------+---------------------+</text:p>
      <text:p text:style-name="Standard">| <text:s text:c="7"/>1 | <text:s text:c="6"/>1 | The Alchemist | Paulo Coelho | 299.00 | UPDATED | 2025-08-14 12:03:37 |</text:p>
      <text:p text:style-name="P1">+----------+---------+---------------+--------------+--------+---------+---------------------+<text:line-break/><text:line-break/><text:line-break/>+---------+-------------------------------+-----------------+---------+</text:p>
      <text:p text:style-name="Standard">| Book_ID | Book_Name <text:s text:c="20"/>| Author <text:s text:c="9"/>| Price <text:s text:c="2"/>|</text:p>
      <text:p text:style-name="Standard">+---------+-------------------------------+-----------------+---------+</text:p>
      <text:p text:style-name="Standard">| <text:s text:c="6"/>1 | The Alchemist <text:s text:c="16"/>| Rohit Sharma <text:s text:c="3"/>| <text:s/>299.00 |</text:p>
      <text:p text:style-name="Standard">| <text:s text:c="6"/>2 | Wings of Fire <text:s text:c="16"/>| APJ Abdul Kalam | <text:s/>199.00 |</text:p>
      <text:p text:style-name="Standard">| <text:s text:c="6"/>3 | Harry Potter and the Sorcerer | J.K Rowling <text:s text:c="4"/>| <text:s/>499.00 |</text:p>
      <text:p text:style-name="Standard">| <text:s text:c="6"/>4 | The secret <text:s text:c="19"/>| Raj Parihar <text:s text:c="4"/>| 1499.00 |</text:p>
      <text:p text:style-name="Standard">| <text:s text:c="6"/>5 | Think and Grow Rich <text:s text:c="10"/>| Napoleon Hill <text:s text:c="2"/>| <text:s/>259.00 |</text:p>
      <text:p text:style-name="Standard">| <text:s text:c="6"/>6 | Atomic Habits <text:s text:c="16"/>| James Clear <text:s text:c="4"/>| <text:s/>450.00 |</text:p>
      <text:p text:style-name="Standard">+---------+-------------------------------+-----------------+---------+<text:line-break/><text:line-break/><text:line-break/>+----------+---------+---------------+--------------+--------+---------+---------------------+</text:p>
      <text:p text:style-name="Standard">| Audit_ID | Book_ID | Book_Name <text:s text:c="4"/>| Author <text:s text:c="6"/>| Price <text:s/>| Action <text:s/>| Audit_Date <text:s text:c="9"/>|</text:p>
      <text:p text:style-name="Standard">+----------+---------+---------------+--------------+--------+---------+---------------------+</text:p>
      <text:p text:style-name="Standard">| <text:s text:c="7"/>1 | <text:s text:c="6"/>1 | The Alchemist | Paulo Coelho | 299.00 | UPDATED | 2025-08-14 12:03:37 |</text:p>
      <text:p text:style-name="Standard">| <text:s text:c="7"/>2 | <text:s text:c="6"/>7 | Sapiens <text:s text:c="6"/>| YN Harari <text:s text:c="3"/>| 950.00 | DELETED | 2025-08-14 12:06:50 |</text:p>
      <text:p text:style-name="Standard">+----------+---------+---------------+--------------+--------+---------+--------------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4T12:07:56.001920601</meta:creation-date>
    <dc:date>2025-08-14T12:18:27.814200051</dc:date>
    <meta:editing-duration>PT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1" meta:word-count="648" meta:character-count="4984" meta:non-whitespace-character-count="3649"/>
  </office:meta>
</office:document-meta>
</file>